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" style:font-pitch="variable"/>
  </office:font-face-decls>
  <office:automatic-styles>
    <style:style style:name="P1" style:family="paragraph" style:parent-style-name="Standard" style:master-page-name="MP0">
      <style:paragraph-properties fo:margin-top="0in" fo:margin-bottom="0in" style:contextual-spacing="false" fo:line-height="150%" fo:text-align="end" style:justify-single-word="false" style:page-number="auto" fo:break-before="page"/>
      <style:text-properties style:font-name="Linux Libertine" fo:font-size="12pt" fo:language="zxx" fo:country="none" officeooo:paragraph-rsid="0018a8f7" style:font-size-asian="12pt" style:language-asian="zxx" style:country-asian="none" style:font-size-complex="12pt" style:language-complex="zxx" style:country-complex="none"/>
    </style:style>
    <style:style style:name="P2" style:family="paragraph" style:parent-style-name="Standard">
      <style:paragraph-properties fo:margin-top="0in" fo:margin-bottom="0in" style:contextual-spacing="false" fo:line-height="150%" fo:text-align="end" style:justify-single-word="false"/>
      <style:text-properties style:font-name="Linux Libertine" fo:font-size="12pt" fo:language="zxx" fo:country="none" officeooo:paragraph-rsid="0018a8f7" style:font-size-asian="12pt" style:language-asian="zxx" style:country-asian="none" style:font-size-complex="12pt" style:language-complex="zxx" style:country-complex="none"/>
    </style:style>
    <style:style style:name="P3" style:family="paragraph" style:parent-style-name="Standard">
      <style:paragraph-properties fo:margin-top="0in" fo:margin-bottom="0in" style:contextual-spacing="false" fo:line-height="150%"/>
      <style:text-properties officeooo:paragraph-rsid="0018a8f7"/>
    </style:style>
    <style:style style:name="P4" style:family="paragraph" style:parent-style-name="Standard">
      <style:paragraph-properties fo:margin-top="0in" fo:margin-bottom="0in" style:contextual-spacing="false"/>
      <style:text-properties style:font-name="Linux Libertine" fo:font-size="12pt" fo:language="zxx" fo:country="none" officeooo:rsid="003fb136" officeooo:paragraph-rsid="0018a8f7" style:font-size-asian="12pt" style:language-asian="zxx" style:country-asian="none" style:font-size-complex="12pt" style:language-complex="zxx" style:country-complex="none"/>
    </style:style>
    <style:style style:name="P5" style:family="paragraph" style:parent-style-name="Standard">
      <style:paragraph-properties fo:margin-top="0in" fo:margin-bottom="0in" style:contextual-spacing="false"/>
      <style:text-properties style:font-name="Linux Libertine" fo:font-size="12pt" fo:language="zxx" fo:country="none" officeooo:paragraph-rsid="0018a8f7" style:font-size-asian="12pt" style:language-asian="zxx" style:country-asian="none" style:font-size-complex="12pt" style:language-complex="zxx" style:country-complex="none"/>
    </style:style>
    <style:style style:name="P6" style:family="paragraph" style:parent-style-name="Standard">
      <style:paragraph-properties fo:margin-top="0in" fo:margin-bottom="0.0598in" style:contextual-spacing="false" fo:line-height="100%"/>
      <style:text-properties style:font-name="Linux Libertine" fo:font-size="12pt" fo:language="zxx" fo:country="none" officeooo:paragraph-rsid="0018a8f7" style:font-size-asian="12pt" style:language-asian="zxx" style:country-asian="none" style:font-size-complex="12pt" style:language-complex="zxx" style:country-complex="none"/>
    </style:style>
    <style:style style:name="P7" style:family="paragraph" style:parent-style-name="Standard">
      <loext:graphic-properties draw:fill="solid" draw:fill-color="#ffffff" draw:opacity="100%"/>
      <style:paragraph-properties fo:margin-left="3.1866in" fo:margin-top="0in" fo:margin-bottom="0.0598in" style:contextual-spacing="false" fo:line-height="100%" fo:background-color="#ffffff">
        <style:tab-stops/>
      </style:paragraph-properties>
      <style:text-properties style:font-name="Linux Libertine" fo:font-size="12pt" fo:language="zxx" fo:country="none" fo:font-weight="bold" officeooo:rsid="0008b80a" officeooo:paragraph-rsid="0018a8f7" style:font-size-asian="12pt" style:language-asian="zxx" style:country-asian="none" style:font-weight-asian="bold" style:font-size-complex="12pt" style:language-complex="zxx" style:country-complex="none"/>
    </style:style>
    <style:style style:name="P8" style:family="paragraph" style:parent-style-name="Standard">
      <loext:graphic-properties draw:fill="solid" draw:fill-color="#ffffff" draw:opacity="100%"/>
      <style:paragraph-properties fo:margin-left="3.1866in" fo:margin-top="0in" fo:margin-bottom="0.0598in" style:contextual-spacing="false" fo:line-height="100%" fo:background-color="#ffffff">
        <style:tab-stops/>
      </style:paragraph-properties>
      <style:text-properties style:font-name="Linux Libertine" fo:font-size="12pt" fo:language="zxx" fo:country="none" fo:font-weight="bold" officeooo:paragraph-rsid="0018a8f7" style:font-size-asian="12pt" style:language-asian="zxx" style:country-asian="none" style:font-weight-asian="bold" style:font-size-complex="12pt" style:language-complex="zxx" style:country-complex="none"/>
    </style:style>
    <style:style style:name="P9" style:family="paragraph" style:parent-style-name="Standard">
      <loext:graphic-properties draw:fill="solid" draw:fill-color="#ffffff" draw:opacity="100%"/>
      <style:paragraph-properties fo:margin-left="3.1866in" fo:margin-top="0in" fo:margin-bottom="0.0598in" style:contextual-spacing="false" fo:line-height="100%" fo:background-color="#ffffff">
        <style:tab-stops/>
      </style:paragraph-properties>
      <style:text-properties style:font-name="Linux Libertine" fo:font-size="12pt" fo:language="zxx" fo:country="none" officeooo:paragraph-rsid="0018a8f7" style:font-size-asian="12pt" style:language-asian="zxx" style:country-asian="none" style:font-size-complex="12pt" style:language-complex="zxx" style:country-complex="none"/>
    </style:style>
    <style:style style:name="P10" style:family="paragraph" style:parent-style-name="Standard">
      <loext:graphic-properties draw:fill="solid" draw:fill-color="#ffffff" draw:opacity="100%"/>
      <style:paragraph-properties fo:margin-left="3.1866in" fo:margin-top="0in" fo:margin-bottom="0.0598in" style:contextual-spacing="false" fo:line-height="100%" fo:background-color="#ffffff">
        <style:tab-stops/>
      </style:paragraph-properties>
      <style:text-properties style:font-name="Linux Libertine" fo:font-size="12pt" fo:language="zxx" fo:country="none" style:text-underline-style="solid" style:text-underline-width="auto" style:text-underline-color="font-color" officeooo:paragraph-rsid="0018a8f7" style:text-underline-mode="continuous" style:text-overline-mode="continuous" style:text-line-through-mode="continuous" style:font-size-asian="12pt" style:language-asian="zxx" style:country-asian="none" style:font-size-complex="12pt" style:language-complex="zxx" style:country-complex="none"/>
    </style:style>
    <style:style style:name="P1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Linux Libertine" fo:font-size="12pt" fo:language="zxx" fo:country="none" fo:font-weight="bold" officeooo:rsid="0008b80a" officeooo:paragraph-rsid="0018a8f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Linux Libertine" fo:font-size="12pt" fo:language="zxx" fo:country="none" fo:font-weight="bold" officeooo:paragraph-rsid="0018a8f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3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officeooo:paragraph-rsid="0018a8f7"/>
    </style:style>
    <style:style style:name="P14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Linux Libertine" fo:font-size="12pt" fo:language="zxx" fo:country="none" officeooo:paragraph-rsid="0018a8f7" style:font-size-asian="12pt" style:language-asian="zxx" style:country-asian="none" style:font-size-complex="12pt" style:language-complex="zxx" style:country-complex="none"/>
    </style:style>
    <style:style style:name="P15" style:family="paragraph" style:parent-style-name="Standard">
      <style:paragraph-properties fo:line-height="150%" fo:text-align="justify" style:justify-single-word="false" fo:text-indent="0.5in" style:auto-text-indent="false">
        <style:tab-stops>
          <style:tab-stop style:position="0.0327in"/>
        </style:tab-stops>
      </style:paragraph-properties>
      <style:text-properties style:font-name="Linux Libertine" fo:font-size="12pt" fo:language="zxx" fo:country="none" officeooo:paragraph-rsid="0018a8f7" style:font-size-asian="12pt" style:language-asian="zxx" style:country-asian="none" style:font-size-complex="12pt" style:language-complex="zxx" style:country-complex="none"/>
    </style:style>
    <style:style style:name="P16" style:family="paragraph" style:parent-style-name="Standard">
      <style:paragraph-properties fo:margin-top="0in" fo:margin-bottom="0in" style:contextual-spacing="false" fo:line-height="150%" fo:text-align="center" style:justify-single-word="false">
        <style:tab-stops>
          <style:tab-stop style:position="0.0327in"/>
        </style:tab-stops>
      </style:paragraph-properties>
      <style:text-properties style:font-name="Linux Libertine" fo:font-size="12pt" fo:language="zxx" fo:country="none" style:text-underline-style="solid" style:text-underline-width="auto" style:text-underline-color="font-color" officeooo:paragraph-rsid="0018a8f7" style:text-underline-mode="continuous" style:text-overline-mode="continuous" style:text-line-through-mode="continuous" style:font-size-asian="12pt" style:language-asian="zxx" style:country-asian="none" style:font-size-complex="12pt" style:language-complex="zxx" style:country-complex="none"/>
    </style:style>
    <style:style style:name="P17" style:family="paragraph" style:parent-style-name="Standard">
      <style:paragraph-properties fo:margin-top="0in" fo:margin-bottom="0in" style:contextual-spacing="false" fo:line-height="150%" fo:text-align="center" style:justify-single-word="false">
        <style:tab-stops>
          <style:tab-stop style:position="0.0327in"/>
        </style:tab-stops>
      </style:paragraph-properties>
      <style:text-properties style:font-name="Linux Libertine" fo:font-size="12pt" fo:language="zxx" fo:country="none" officeooo:paragraph-rsid="0018a8f7" style:font-size-asian="12pt" style:language-asian="zxx" style:country-asian="none" style:font-size-complex="12pt" style:language-complex="zxx" style:country-complex="none"/>
    </style:style>
    <style:style style:name="P18" style:family="paragraph" style:parent-style-name="Standard">
      <style:paragraph-properties fo:margin-top="0in" fo:margin-bottom="0in" style:contextual-spacing="false" fo:line-height="150%" fo:text-align="justify" style:justify-single-word="false" fo:text-indent="0.5in" style:auto-text-indent="false">
        <style:tab-stops>
          <style:tab-stop style:position="0.0327in"/>
        </style:tab-stops>
      </style:paragraph-properties>
      <style:text-properties style:font-name="Linux Libertine" fo:font-size="12pt" fo:language="zxx" fo:country="none" fo:font-style="italic" style:text-underline-style="solid" style:text-underline-width="auto" style:text-underline-color="font-color" fo:font-weight="normal" officeooo:rsid="000fe46a" officeooo:paragraph-rsid="0018a8f7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19" style:family="paragraph" style:parent-style-name="Standard">
      <style:paragraph-properties fo:margin-top="0in" fo:margin-bottom="0in" style:contextual-spacing="false" fo:line-height="150%" fo:text-align="justify" style:justify-single-word="false" fo:text-indent="0.5in" style:auto-text-indent="false">
        <style:tab-stops>
          <style:tab-stop style:position="0.0327in"/>
        </style:tab-stops>
      </style:paragraph-properties>
      <style:text-properties style:font-name="Linux Libertine" fo:font-size="12pt" fo:language="zxx" fo:country="none" officeooo:rsid="000fe46a" officeooo:paragraph-rsid="0018a8f7" style:font-size-asian="12pt" style:language-asian="zxx" style:country-asian="none" style:font-size-complex="12pt" style:language-complex="zxx" style:country-complex="none"/>
    </style:style>
    <style:style style:name="P20" style:family="paragraph" style:parent-style-name="Standard">
      <style:paragraph-properties fo:margin-top="0in" fo:margin-bottom="0in" style:contextual-spacing="false" fo:line-height="150%" fo:text-align="justify" style:justify-single-word="false" fo:text-indent="0.5in" style:auto-text-indent="false">
        <style:tab-stops>
          <style:tab-stop style:position="0.0327in"/>
        </style:tab-stops>
      </style:paragraph-properties>
      <style:text-properties style:font-name="Linux Libertine" fo:font-size="12pt" fo:language="zxx" fo:country="none" officeooo:paragraph-rsid="0018a8f7" style:font-size-asian="12pt" style:language-asian="zxx" style:country-asian="none" style:font-size-complex="12pt" style:language-complex="zxx" style:country-complex="none"/>
    </style:style>
    <style:style style:name="P21" style:family="paragraph" style:parent-style-name="Standard">
      <style:paragraph-properties fo:margin-top="0in" fo:margin-bottom="0in" style:contextual-spacing="false" fo:line-height="150%" fo:text-align="justify" style:justify-single-word="false" fo:text-indent="0.5in" style:auto-text-indent="false">
        <style:tab-stops>
          <style:tab-stop style:position="0.0327in"/>
        </style:tab-stops>
      </style:paragraph-properties>
      <style:text-properties style:font-name="Linux Libertine" fo:font-size="12pt" fo:language="zxx" fo:country="none" fo:font-style="italic" style:text-underline-style="solid" style:text-underline-width="auto" style:text-underline-color="font-color" officeooo:rsid="000fe46a" officeooo:paragraph-rsid="0018a8f7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22" style:family="paragraph" style:parent-style-name="Standard">
      <style:paragraph-properties fo:margin-top="0in" fo:margin-bottom="0in" style:contextual-spacing="false" fo:line-height="150%" fo:text-align="justify" style:justify-single-word="false" fo:text-indent="0.5in" style:auto-text-indent="false">
        <style:tab-stops>
          <style:tab-stop style:position="0.0327in"/>
        </style:tab-stops>
      </style:paragraph-properties>
      <style:text-properties style:font-name="Linux Libertine" fo:font-size="12pt" fo:language="zxx" fo:country="none" officeooo:rsid="0011adad" officeooo:paragraph-rsid="0018a8f7" style:font-size-asian="12pt" style:language-asian="zxx" style:country-asian="none" style:font-size-complex="12pt" style:language-complex="zxx" style:country-complex="none"/>
    </style:style>
    <style:style style:name="P23" style:family="paragraph" style:parent-style-name="Standard">
      <style:paragraph-properties fo:margin-top="0in" fo:margin-bottom="0in" style:contextual-spacing="false" fo:line-height="150%" fo:text-align="justify" style:justify-single-word="false" fo:text-indent="0.5in" style:auto-text-indent="false">
        <style:tab-stops>
          <style:tab-stop style:position="0.0327in"/>
        </style:tab-stops>
      </style:paragraph-properties>
      <style:text-properties style:font-name="Linux Libertine" fo:font-size="12pt" fo:language="zxx" fo:country="none" officeooo:rsid="00123feb" officeooo:paragraph-rsid="0018a8f7" style:font-size-asian="12pt" style:language-asian="zxx" style:country-asian="none" style:font-size-complex="12pt" style:language-complex="zxx" style:country-complex="none"/>
    </style:style>
    <style:style style:name="P24" style:family="paragraph" style:parent-style-name="Standard">
      <style:paragraph-properties fo:margin-top="0in" fo:margin-bottom="0in" style:contextual-spacing="false" fo:line-height="150%" fo:text-align="justify" style:justify-single-word="false" fo:text-indent="0.5in" style:auto-text-indent="false">
        <style:tab-stops>
          <style:tab-stop style:position="0.0327in"/>
        </style:tab-stops>
      </style:paragraph-properties>
      <style:text-properties style:font-name="Linux Libertine" fo:font-size="12pt" fo:language="zxx" fo:country="none" fo:font-style="italic" style:text-underline-style="solid" style:text-underline-width="auto" style:text-underline-color="font-color" officeooo:rsid="00123feb" officeooo:paragraph-rsid="0018a8f7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1" style:family="text">
      <style:text-properties officeooo:rsid="0008b80a"/>
    </style:style>
    <style:style style:name="T2" style:family="text">
      <style:text-properties officeooo:rsid="003fb136"/>
    </style:style>
    <style:style style:name="T3" style:family="text">
      <style:text-properties style:font-name="Linux Libertine" fo:font-size="12pt" fo:language="zxx" fo:country="none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T4" style:family="text">
      <style:text-properties style:font-name="Linux Libertine" fo:font-size="12pt" fo:language="zxx" fo:country="none" fo:font-style="italic" style:text-underline-style="solid" style:text-underline-width="auto" style:text-underline-color="font-color" fo:font-weight="bold" officeooo:rsid="0008b80a" style:text-underline-mode="continuous" style:text-overline-mode="continuous" style:text-line-through-mode="continuous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T5" style:family="text">
      <style:text-properties style:font-name="Linux Libertine" fo:font-size="12pt" fo:language="zxx" fo:country="none" fo:font-style="italic" style:text-underline-style="solid" style:text-underline-width="auto" style:text-underline-color="font-color" fo:font-weight="bold" officeooo:rsid="003fb136" style:text-underline-mode="continuous" style:text-overline-mode="continuous" style:text-line-through-mode="continuous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T6" style:family="text">
      <style:text-properties style:font-name="Linux Libertine" fo:font-size="12pt" fo:language="zxx" fo:country="none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7" style:family="text">
      <style:text-properties style:font-name="Linux Libertine" fo:font-size="12pt" fo:language="zxx" fo:country="none" fo:font-weight="bold" officeooo:rsid="003fb136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8" style:family="text">
      <style:text-properties style:font-name="Linux Libertine" fo:font-size="12pt" fo:language="zxx" fo:country="none" fo:font-weight="bold" officeooo:rsid="0008b80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9" style:family="text">
      <style:text-properties officeooo:rsid="0006e194"/>
    </style:style>
    <style:style style:name="T10" style:family="text">
      <style:text-properties officeooo:rsid="000abe1f"/>
    </style:style>
    <style:style style:name="T11" style:family="text">
      <style:text-properties officeooo:rsid="0008e77c"/>
    </style:style>
    <style:style style:name="T12" style:family="text">
      <style:text-properties officeooo:rsid="004141d7"/>
    </style:style>
    <style:style style:name="T13" style:family="text">
      <style:text-properties officeooo:rsid="001c7c1c"/>
    </style:style>
    <style:style style:name="T14" style:family="text">
      <style:text-properties officeooo:rsid="0020fa27"/>
    </style:style>
    <style:style style:name="T15" style:family="text">
      <style:text-properties officeooo:rsid="00108339"/>
    </style:style>
    <style:style style:name="T16" style:family="text">
      <style:text-properties officeooo:rsid="00225fd1"/>
    </style:style>
    <style:style style:name="T17" style:family="text">
      <style:text-properties officeooo:rsid="000fe46a"/>
    </style:style>
    <style:style style:name="T18" style:family="text">
      <style:text-properties officeooo:rsid="0027e352"/>
    </style:style>
    <style:style style:name="T19" style:family="text">
      <style:text-properties officeooo:rsid="002d8d8b"/>
    </style:style>
    <style:style style:name="T20" style:family="text">
      <style:text-properties officeooo:rsid="004284a3"/>
    </style:style>
    <style:style style:name="T21" style:family="text">
      <style:text-properties officeooo:rsid="00228967"/>
    </style:style>
    <style:style style:name="T22" style:family="text">
      <style:text-properties officeooo:rsid="0011adad"/>
    </style:style>
    <style:style style:name="T23" style:family="text">
      <style:text-properties officeooo:rsid="00353c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arszawa, <text:span text:style-name="T1">dnia </text:span><text:span text:style-name="T2">XX</text:span>.<text:span text:style-name="T2">XX</text:span>.202<text:span text:style-name="T1">5</text:span> r.</text:p>
      <text:p text:style-name="P2"/>
      <text:p text:style-name="P3"><text:span text:style-name="Domyślna_20_czcionka_20_akapitu"><text:span text:style-name="T3">Znak Wojewody Mazowieckiego: WSC-I.</text:span></text:span><text:span text:style-name="Domyślna_20_czcionka_20_akapitu"><text:span text:style-name="T4">6121.</text:span></text:span><text:span text:style-name="Domyślna_20_czcionka_20_akapitu"><text:span text:style-name="T5">X</text:span></text:span><text:span text:style-name="Domyślna_20_czcionka_20_akapitu"><text:span text:style-name="T4">.</text:span></text:span><text:span text:style-name="Domyślna_20_czcionka_20_akapitu"><text:span text:style-name="T5">XXXX</text:span></text:span><text:span text:style-name="Domyślna_20_czcionka_20_akapitu"><text:span text:style-name="T4">.2025</text:span></text:span></text:p>
      <text:p text:style-name="P2"/>
      <text:p text:style-name="P4">IMIA PROŹVIŠČA</text:p>
      <text:p text:style-name="P4">ADRAS</text:p>
      <text:p text:style-name="P5"><text:span text:style-name="T2">INDEKS</text:span> Warszawa</text:p>
      <text:p text:style-name="P6"/>
      <text:p text:style-name="P7">Minister Spraw Wewnętrznych i Administracji</text:p>
      <text:p text:style-name="P7">ul. Stefana Batorego 5</text:p>
      <text:p text:style-name="P8"><text:span text:style-name="T1">02-591</text:span> Warszawa</text:p>
      <text:p text:style-name="P8"/>
      <text:p text:style-name="P9">Za pośrednictwem:</text:p>
      <text:p text:style-name="P8"/>
      <text:p text:style-name="P9">Mazowiecki Urząd Wojewódzki w Warszawie</text:p>
      <text:p text:style-name="P9">Wydział Spraw Cudzoziemców</text:p>
      <text:p text:style-name="P9">ul. Marszałkowska 3/5</text:p>
      <text:p text:style-name="P9">00-624 Warszawa</text:p>
      <text:p text:style-name="P10"/>
      <text:p text:style-name="P11">Zażalenie</text:p>
      <text:p text:style-name="P12"><text:span text:style-name="T1">na postanowienie</text:span> Wojewody Mazowieckiego</text:p>
      <text:p text:style-name="P13"><text:span text:style-name="Domyślna_20_czcionka_20_akapitu"><text:span text:style-name="T6">z dnia </text:span></text:span><text:span text:style-name="Domyślna_20_czcionka_20_akapitu"><text:span text:style-name="T7">XX</text:span></text:span><text:span text:style-name="Domyślna_20_czcionka_20_akapitu"><text:span text:style-name="T8"> </text:span></text:span><text:span text:style-name="Domyślna_20_czcionka_20_akapitu"><text:span text:style-name="T7">MIESIAC</text:span></text:span><text:span text:style-name="Domyślna_20_czcionka_20_akapitu"><text:span text:style-name="T8"> 2025</text:span></text:span><text:span text:style-name="Domyślna_20_czcionka_20_akapitu"><text:span text:style-name="T6"> r.</text:span></text:span></text:p>
      <text:p text:style-name="P12">o sygnaturze WSC-I.6121.<text:span text:style-name="T2">X</text:span>.<text:span text:style-name="T2">XXXX</text:span>.2025</text:p>
      <text:p text:style-name="P14"/>
      <text:p text:style-name="P15">Działając <text:span text:style-name="T9">imieniem własnym</text:span> na podstawie art. <text:span text:style-name="T1">141</text:span> § 1 <text:span text:style-name="T1">w związku z art. 61a § 2 </text:span><text:span text:style-name="T10">oraz art. 144</text:span> <text:span text:style-name="T10">w związku z art. 138 </text:span><text:span text:style-name="T1">§ </text:span><text:span text:style-name="T10">1 k.p.a. </text:span><text:span text:style-name="T1">wobec</text:span> naruszeni<text:span text:style-name="T1">a</text:span> przez Wojewodę Mazowieckiego (dalej – Wojewoda) <text:span text:style-name="T11">art. 61 </text:span><text:span text:style-name="T1">§ </text:span><text:span text:style-name="T10">1, art. 61 </text:span><text:span text:style-name="T1">§ </text:span><text:span text:style-name="T10">3 oraz art. 61a </text:span><text:span text:style-name="T1">§ </text:span><text:span text:style-name="T10">1 k.p.a.</text:span> wnoszę o uchylenie <text:span text:style-name="T10">postanowienia</text:span> Wojewody z dnia <text:span text:style-name="T12">XX</text:span><text:span text:style-name="T10">.</text:span><text:span text:style-name="T12">XX</text:span><text:span text:style-name="T10">.2025</text:span> r. o sygnaturze WSC-I.6121.<text:span text:style-name="T12">X</text:span>.<text:span text:style-name="T12">XXXX</text:span>.2025 <text:span text:style-name="T10">w całości</text:span>.</text:p>
      <text:p text:style-name="P16"/>
      <text:p text:style-name="P16"/>
      <text:p text:style-name="P16">Uzasadnienie</text:p>
      <text:p text:style-name="P17"/>
      <text:p text:style-name="P18">I. Dotychczasowy przebieg postępowania</text:p>
      <text:p text:style-name="P18"/>
      <text:p text:style-name="P19">Dnia <text:span text:style-name="T2">XX</text:span>.<text:span text:style-name="T2">XX</text:span>.2025 r. do Wojewody wpłynął mój wniosek o uznanie mnie za obywatela poslkiego.</text:p>
      <text:p text:style-name="P19"><text:soft-page-break/>Postanowieniem z dnia <text:span text:style-name="T2">XX</text:span>.<text:span text:style-name="T2">XX</text:span>.2025 r. Wojewoda odmówił wszczęcia postępowania, powołując się na <text:span text:style-name="T13">treść</text:span> art. 61a <text:span text:style-name="T1">§ </text:span><text:span text:style-name="T14">1</text:span><text:span text:style-name="T1"> </text:span>k.p.a. W postanowieniu Wojewoda najpierw opisuje dotychczasowy przebieg postępowania, po czym przytacza przepisy prawa materialnego, mające zastosowania w sprawie (art. 30 ust. 1 ustawy o obywatelstwie polskim), przywołuje art. 61 <text:span text:style-name="T1">§ </text:span>1 oraz art. 61a <text:span text:style-name="T1">§ </text:span>1 k.p.a., po czym stwierdza, iż w jego ocenie nie spełniam kryteriów uznania za obywatela poslkiego z powołanego przepisu prawa materialnego, wobec czego organ "nie znajduje podstaw do skutecznego wszczęcia niniejszego postępowania".</text:p>
      <text:p text:style-name="P20"/>
      <text:p text:style-name="P21">II. Zarzut naruszenia przepisów postępowania administracyjnego</text:p>
      <text:p text:style-name="P20"/>
      <text:p text:style-name="P19">W mojej ocenie zaskarżone postanowienie pozostaje w rażącej sprzeczności z obowiązującymi przepisami prawa administracyjnego, a to art. 61 § 1, art. 61 § 3 oraz art. 61a § 1 k.p.a., wobec czego zasługuje na uchylenie w całości.</text:p>
      <text:p text:style-name="P19">W myśl <text:span text:style-name="T11">art. 61 </text:span><text:span text:style-name="T1">§ </text:span><text:span text:style-name="T10">1 </text:span>k.p.a.<text:span text:style-name="T10"> </text:span>postępowanie administracyjne wszczyna się na żądanie strony lub z urzędu, a<text:span text:style-name="T10"> art. 61 </text:span><text:span text:style-name="T1">§ </text:span><text:span text:style-name="T10">3 </text:span>k.p.a. stanowi, iż datą wszczęcia postępowania na żądanie strony jest dzień doręczenia żądania organowi administracji publicznej. W sytuacji przedmiotowego postępowania moje żądanie <text:span text:style-name="T15">uznania mnie za obywatela polskiego zostało w sposób jednoznaczny, przewidziany w art. 33 ust. 5 ustawy o obywatelstwie polskim, zakomunikowan</text:span><text:span text:style-name="T16">e</text:span><text:span text:style-name="T15"> Wojewodzie ze skutkiem wszczęcia postępowania w dniu </text:span><text:span text:style-name="T2">XX</text:span><text:span text:style-name="T15">.</text:span><text:span text:style-name="T2">XX</text:span><text:span text:style-name="T15">.2025 r. na podstawie art. 61 </text:span><text:span text:style-name="T1">§ </text:span><text:span text:style-name="T10">3 </text:span>k.p.a.</text:p>
      <text:p text:style-name="P22">W sprawie błędnego zastosowania art. 61a <text:span text:style-name="T1">§ </text:span>1<text:span text:style-name="T10"> </text:span><text:span text:style-name="T17">k.p.a. </text:span>przez Wojewodę należy zauważyć, iż przepis ten stanowi wyjątek od zasad, przewidzianych w art. 61 <text:span text:style-name="T1">§ </text:span>1 oraz <text:span text:style-name="T1">§ </text:span><text:span text:style-name="T10">3 </text:span><text:span text:style-name="T17">k.p.a. </text:span>i może zostać zastosowany li tylko w sytuacji oczywistej, nie wymagającej przeprowadzenia postępowania wyjaśniającego i analizowania <text:span text:style-name="T18">stanu faktycznego</text:span> pod kątem przesłanek uwzględnienia żądania strony, wynikających z przepisów prawa materialnego.</text:p>
      <text:p text:style-name="P22">Przepis ten został wprowadzony do polskiego systemu prawnego w roku 2011 i na dzień dzisiejszy istnieje jednoznaczne orzecznictwo, w tym orzecznictwo Naczelnego Sądu Administracyjnego, dotyczące dopuszczalności zastosowania art. 61a <text:span text:style-name="T1">§ </text:span>1 k.p.a.</text:p>
      <text:p text:style-name="P22">Jak wynika z wyroku WSA w Rzeszowie z dnia 02.02.2021 r. o sygn. <text:span text:style-name="T19">a</text:span>kt II SA/Rz 1402/20, wyroku NSA z dnia 22.05.2015 o sygn. akt II OSK 2671/13, wyroku WSA w Warszawie z dnia 07.04.2014 r. o sygn. akt VII SA/Wa 2449/13 oraz powołanego w tych wyrokach orzecznictwa, odmowa wszczęcia postępowania na podstawie art. 61a § 1 k.p.a. "z innych uzasadnionych przyczyn" może mieć miejsce w sytuacjach oczywistych, niewymagających analizy sprawy i przeprowadzenia dowodów, tj. gdy "na pierwszy rzut oka" można stwierdzić, że brak podstaw do prowadzenia postępowania. Przyczyny muszą być oczywiste, dostrzegalne prima facie, obiektywne, a zatem których ustalenie i podanie nie wymaga prowadzenia postępowania wyjaśniającego ze strony organu. Odmawiając wszczęcia postępowania organ nie może dokonać <text:soft-page-break/>merytorycznej oceny wniosku. Instytucja odmowy wszczęcia postępowania kończy się bowiem aktem formalnym, a nie merytorycznym. Zatem z przepisu tego wynika obowiązek organu w zakresie przeprowadzenia wstępnej analizy wniosku o wszczęcie postępowania pod względem ewentualnego wystąpienia okoliczności uniemożliwiających merytoryczne rozpatrzenie podania.</text:p>
      <text:p text:style-name="P23">W niniejszym zaś postępowaniu Wojewoda poddał załączone do akt sprawy dowody (jak wydaje się ze stwierdzenia organu, że "p. <text:span text:style-name="T20">XXX XXXX</text:span> nie spełnia żadnego z ww. kryteriów", chociaż brak jest uzasadnienia tego stwierdzenia, zatem analiza dowodów jest wadliwa i nawet w przypadku wydania decyzji merytorycznej byłaby ona wadliwa i podlegałaby uchyleniu w trybie odwoławczym), co oznacza, że organ przeprowadził postępowanie wyjaśniające, chociażby i wadliwe, <text:span text:style-name="T21">więc</text:span> nie może mieć zastosowania art. 61a <text:span text:style-name="T22">§ 1 k.p.a.</text:span></text:p>
      <text:p text:style-name="P23"/>
      <text:p text:style-name="P24">III. Dopuszczalność zażalenia</text:p>
      <text:p text:style-name="P23"/>
      <text:p text:style-name="P23">W myśl art. 141 <text:span text:style-name="T22">§ 1 <text:s/></text:span>w związku z art. 61a <text:span text:style-name="T22">§ </text:span><text:span text:style-name="T23">2</text:span><text:span text:style-name="T22"> k.p.a. </text:span>na zaskarżone postanowienie służy stronie zażalenie. W myśl zaś art. 141 <text:span text:style-name="T22">§ </text:span>2<text:span text:style-name="T22"> k.p.a. </text:span>zażalenie wnosi się w terminie siedmiu dni od doręczenia stronie postanowienia. Postanowienie zostało mi doręczone dnia <text:span text:style-name="T20">XX</text:span>.<text:span text:style-name="T20">XX</text:span>.2025 r., zatem niniejsze zażalenie jest wniesione w terminie.</text:p>
      <text:p text:style-name="P23"/>
      <text:p text:style-name="P23"/>
      <text:p text:style-name="P20"/>
      <text:p text:style-name="P20">Mając na uwadze powyższe, wnoszę jak na wstępie.</text:p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topka" style:family="paragraph" style:parent-style-name="Header_20_and_20_Footer">
      <style:paragraph-properties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omyślna_20_czcionka_20_akapitu" style:display-name="Domyślna czcionka akapitu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opka">
      <style:text-properties fo:color="#ffffff" loext:opacity="100%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8161in" fo:margin-right="0.762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4925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9T23:47:03.463939467</meta:creation-date>
    <dc:date>2025-07-10T00:06:20.686163023</dc:date>
    <meta:editing-duration>PT1M21S</meta:editing-duration>
    <meta:editing-cycles>3</meta:editing-cycles>
    <meta:generator>LibreOffice/25.2.4.3$Linux_X86_64 LibreOffice_project/520$Build-3</meta:generator>
    <meta:document-statistic meta:table-count="0" meta:image-count="0" meta:object-count="0" meta:page-count="3" meta:paragraph-count="32" meta:word-count="728" meta:character-count="5037" meta:non-whitespace-character-count="4339"/>
  </office:meta>
</office:document-meta>
</file>